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82mm"/>
    </style:style>
    <style:style style:name="co2" style:family="table-column">
      <style:table-column-properties fo:break-before="auto" style:column-width="178.7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46.07mm"/>
    </style:style>
    <style:style style:name="co6" style:family="table-column">
      <style:table-column-properties fo:break-before="auto" style:column-width="45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3" style:family="table-cell" style:parent-style-name="Default">
      <style:table-cell-properties fo:wrap-option="no-wrap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1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BMS → DataAccess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DBMS outpu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ataAccessManager check that the data are valid 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DBM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2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SMS/Push Gateways → NotificationHel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office:value-type="string" calcext:value-type="string">
            <text:p>SMS/Push Gateways 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NotificationHelp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SMS/Push Gateways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3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id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ide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DataService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CarData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4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RideManager → Ca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Ca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5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CarManager → Research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arch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3 I4 I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6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 Reservatio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Reservatio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BankTransferService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BankTransferService dri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7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Driver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Driver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ataAccess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1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NotificationHelper →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2 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 Case identifier</text:p>
          </table:table-cell>
          <table:table-cell office:value-type="string" calcext:value-type="string">
            <text:p>I8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s tested</text:p>
          </table:table-cell>
          <table:table-cell office:value-type="string" calcext:value-type="string">
            <text:p>DriverManager → Login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 specific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 criteria</text:p>
          </table:table-cell>
          <table:table-cell table:style-name="ce1" office:value-type="string" calcext:value-type="string">
            <text:p>-The LoginManager check that the data are valid 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-If the data are valid, check that it calls the right methods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-If the data are not valid, signal an error in the process and check that the error has been cau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needs</text:p>
          </table:table-cell>
          <table:table-cell office:value-type="string" calcext:value-type="string">
            <text:p>I7 </text:p>
          </table:table-cell>
          <table:table-cell table:number-columns-repeated="2"/>
        </table:table-row>
      </table:table>
      <table:table table:name="Feuille2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1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ataAccessManag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2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Notification Helper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3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Ca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Procedure identifier</text:p>
          </table:table-cell>
          <table:table-cell office:value-type="string" calcext:value-type="string">
            <text:p>TP4</text:p>
          </table:table-cell>
        </table:table-row>
        <table:table-row table:style-name="ro1">
          <table:table-cell office:value-type="string" calcext:value-type="string">
            <text:p>Item to test</text:p>
          </table:table-cell>
          <table:table-cell office:value-type="string" calcext:value-type="string">
            <text:p>Driver Management System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te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6:27.0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36:36.120000000</meta:creation-date>
    <dc:date>2017-01-15T18:29:21.316000000</dc:date>
    <meta:editing-duration>PT1H19M46S</meta:editing-duration>
    <meta:editing-cycles>8</meta:editing-cycles>
    <meta:generator>LibreOffice/5.1.5.2$Windows_x86 LibreOffice_project/7a864d8825610a8c07cfc3bc01dd4fce6a9447e5</meta:generator>
    <meta:document-statistic meta:table-count="2" meta:cell-count="191" meta:object-count="0"/>
  </office:meta>
</office:document-meta>
</file>